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F5400000234243C54E3C3C1E9AB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>
      <loext:graphic-properties draw:fill-color="#0000ff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-color="#0000ff" draw:textarea-horizontal-align="justify" draw:textarea-vertical-align="middle" draw:auto-grow-height="false" fo:min-height="0.8362in" fo:min-width="0.8362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paragraph" draw:z-index="1" draw:name="Shape1" draw:style-name="gr1" draw:text-style-name="P1" svg:width="1.1823in" svg:height="1.1823in" svg:x="0.0772in" svg:y="2.652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" draw:name="Shape1_0" draw:style-name="gr1" draw:text-style-name="P1" svg:width="1.1823in" svg:height="1.1823in" svg:x="2.7764in" svg:y="2.652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" draw:name="Shape1_1" draw:style-name="gr1" draw:text-style-name="P1" svg:width="1.1823in" svg:height="1.1823in" svg:x="5.4673in" svg:y="2.652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" draw:name="Shape1_2" draw:style-name="gr1" draw:text-style-name="P1" svg:width="1.1823in" svg:height="1.1823in" svg:x="8.15in" svg:y="2.652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fr1" draw:name="Image2" text:anchor-type="char" svg:y="2.5626in" svg:width="9.4252in" svg:height="1.3543in" draw:z-index="0"><draw:image xlink:href="Pictures/1000020100000F5400000234243C54E3C3C1E9A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03T18:36:03.585000000</meta:creation-date>
    <dc:date>2021-06-19T10:16:36.215000000</dc:date>
    <meta:editing-duration>PT5M52S</meta:editing-duration>
    <meta:editing-cycles>5</meta:editing-cycles>
    <meta:generator>LibreOffice/7.1.3.2$Windows_X86_64 LibreOffice_project/47f78053abe362b9384784d31a6e56f8511eb1c1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